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fo:font-size="12pt" officeooo:rsid="0018f378" officeooo:paragraph-rsid="0018f378" style:font-size-asian="12pt" style:font-size-complex="12pt"/>
    </style:style>
    <style:style style:name="P2" style:family="paragraph" style:parent-style-name="Standard">
      <style:text-properties style:font-name="Liberation Serif" fo:font-size="12pt" officeooo:rsid="0020d304" officeooo:paragraph-rsid="0020d304" style:font-size-asian="12pt" style:font-size-complex="12pt"/>
    </style:style>
    <style:style style:name="P3" style:family="paragraph" style:parent-style-name="Standard">
      <style:text-properties style:font-name="Liberation Serif" fo:font-size="12pt" officeooo:paragraph-rsid="0020d304" style:font-size-asian="12pt" style:font-size-complex="12pt"/>
    </style:style>
    <style:style style:name="P4" style:family="paragraph" style:parent-style-name="Standard">
      <style:text-properties style:font-name="Liberation Serif" fo:font-size="12pt" fo:font-weight="normal" officeooo:rsid="0020d304" officeooo:paragraph-rsid="0020d304"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officeooo:rsid="0018f378" officeooo:paragraph-rsid="0018f378" style:font-size-asian="12pt" style:font-size-complex="12pt"/>
    </style:style>
    <style:style style:name="P6" style:family="paragraph" style:parent-style-name="Standard">
      <style:text-properties fo:color="#000000" loext:opacity="100%" style:font-name="Liberation Serif" fo:font-size="12pt" fo:font-weight="normal" officeooo:rsid="001af419" officeooo:paragraph-rsid="0020d304" style:font-size-asian="12pt" style:font-weight-asian="normal" style:font-size-complex="12pt" style:font-weight-complex="normal"/>
    </style:style>
    <style:style style:name="P7" style:family="paragraph" style:parent-style-name="Standard">
      <style:text-properties fo:color="#000000" loext:opacity="100%" style:font-name="Liberation Serif" fo:font-size="12pt" fo:font-weight="normal" officeooo:rsid="0020d304" officeooo:paragraph-rsid="0024a685" style:font-size-asian="12pt" style:font-weight-asian="normal" style:font-size-complex="12pt" style:font-weight-complex="normal"/>
    </style:style>
    <style:style style:name="P8" style:family="paragraph" style:parent-style-name="Standard">
      <style:text-properties style:font-name="Liberation Serif" fo:font-size="12pt" officeooo:rsid="0020d304" officeooo:paragraph-rsid="0020d304" style:font-size-asian="12pt" style:font-size-complex="12pt"/>
    </style:style>
    <style:style style:name="P9" style:family="paragraph" style:parent-style-name="Standard">
      <style:text-properties style:font-name="Liberation Serif" fo:font-size="12pt" officeooo:paragraph-rsid="0026a2cb" style:font-size-asian="12pt" style:font-size-complex="12pt"/>
    </style:style>
    <style:style style:name="P10" style:family="paragraph" style:parent-style-name="Standard">
      <style:text-properties style:font-name="Liberation Serif" fo:font-size="12pt" fo:font-style="normal" fo:font-weight="normal" officeooo:paragraph-rsid="0018f378" style:font-size-asian="12pt" style:font-size-complex="12pt"/>
    </style:style>
    <style:style style:name="T1" style:family="text">
      <style:text-properties officeooo:rsid="001af419"/>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color="#000000" loext:opacity="100%" fo:font-weight="bold" officeooo:rsid="001af419" style:font-weight-asian="bold"/>
    </style:style>
    <style:style style:name="T5" style:family="text">
      <style:text-properties fo:color="#000000" loext:opacity="100%" fo:font-weight="bold" officeooo:rsid="0024a685" style:font-weight-asian="bold"/>
    </style:style>
    <style:style style:name="T6" style:family="text">
      <style:text-properties fo:color="#000000" loext:opacity="100%" officeooo:rsid="001af419"/>
    </style:style>
    <style:style style:name="T7" style:family="text">
      <style:text-properties fo:color="#000000" loext:opacity="100%" officeooo:rsid="0021cef4"/>
    </style:style>
    <style:style style:name="T8" style:family="text">
      <style:text-properties fo:color="#000000" loext:opacity="100%" officeooo:rsid="00233c2f"/>
    </style:style>
    <style:style style:name="T9" style:family="text">
      <style:text-properties fo:color="#000000" loext:opacity="100%" officeooo:rsid="0024a685"/>
    </style:style>
    <style:style style:name="T10" style:family="text">
      <style:text-properties officeooo:rsid="001c3625"/>
    </style:style>
    <style:style style:name="T11" style:family="text">
      <style:text-properties officeooo:rsid="001e16ce"/>
    </style:style>
    <style:style style:name="T12" style:family="text">
      <style:text-properties officeooo:rsid="001f988f"/>
    </style:style>
    <style:style style:name="T13" style:family="text">
      <style:text-properties officeooo:rsid="0020d304"/>
    </style:style>
    <style:style style:name="T14" style:family="text">
      <style:text-properties officeooo:rsid="0021cef4"/>
    </style:style>
    <style:style style:name="T15" style:family="text">
      <style:text-properties officeooo:rsid="00233c2f"/>
    </style:style>
    <style:style style:name="T16" style:family="text">
      <style:text-properties officeooo:rsid="0024a685"/>
    </style:style>
    <style:style style:name="T17" style:family="text">
      <style:text-properties officeooo:rsid="0026a2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SBB 552 Final Project Proposal </text:p>
      <text:p text:style-name="P1">Erika Altamirano </text:p>
      <text:p text:style-name="P1">2021-04-29 </text:p>
      <text:p text:style-name="P1"/>
      <text:p text:style-name="P1">Background: <text:span text:style-name="T2">Necrotizing enterocolitis (NEC) is a gastrointestinal disease that is the leading cause of premature infant death in the NICU, with a mortality rate of 20–50%. NEC is difficult to diagnose due to late stage signs such as abdominal distension, blood in stool, microbial imbalance, and gas in intestinal walls (pneumatosis intestinalis) which quickly progresses to local and systemic inflammation, multi-organ failure, and death. Even if the premature infant survives NEC, they may lead a decreased quality of life due to permanent bowel issues and neurodevelopmental delays from NEC exposure. </text:span><text:span text:style-name="T9">T</text:span><text:span text:style-name="T7">he NEC profile is </text:span><text:span text:style-name="T9">characterized by</text:span><text:span text:style-name="T7"> up-regulat</text:span><text:span text:style-name="T9">ion of</text:span><text:span text:style-name="T7"> pro-inflammatory markers such as </text:span><text:span text:style-name="T8">IL-6, IL-8, IL-1B, and TNF alpha. </text:span></text:p>
      <text:p text:style-name="P1"/>
      <text:p text:style-name="P2"><text:s/></text:p>
      <text:p text:style-name="P1">Hypothesis: <text:s/><text:span text:style-name="T3">We hypothesize that the development and severity of NEC can be attenuated by </text:span><text:span text:style-name="T4">through inhibition of </text:span><text:span text:style-name="T5">pro-</text:span><text:span text:style-name="T4">inflammati</text:span><text:span text:style-name="T5">on</text:span><text:span text:style-name="T4"> pathways.</text:span></text:p>
      <text:p text:style-name="P6"/>
      <text:p text:style-name="P7"><text:span text:style-name="T16">F</text:span><text:span text:style-name="T1">urther understanding of </text:span><text:span text:style-name="T16">how NEC</text:span><text:span text:style-name="T1"> aff</text:span><text:span text:style-name="T16">ects pro-</text:span><text:span text:style-name="T1">inflammatory markers is necessary in order to understand </text:span><text:span text:style-name="T16">how to develop a treatment for it. </text:span></text:p>
      <text:p text:style-name="P6"/>
      <text:p text:style-name="P4"><text:span text:style-name="T9">Tx: </text:span><text:span text:style-name="T7">HB-EGF has been shown to have a protective effect against NEC by decreasing the expression of pro-inflammatory markers. </text:span><text:span text:style-name="T6">The proposed mechanism that I believe my treatment </text:span><text:span text:style-name="T7">(HB-EGF) </text:span><text:span text:style-name="T6">functions is through attenuation of the TLR4 pathway. There are only proposed mechanisms of how HB-EGF fits into this schema, and I think further understanding of the affected inflammatory markers is necessary in order to understand where HB-EGF fits in.</text:span></text:p>
      <text:p text:style-name="P1"/>
      <text:p text:style-name="P1">Toolset: </text:p>
      <text:p text:style-name="P9"><text:span text:style-name="T1">The toolset that I believe I’ll be using is a combination of </text:span><text:span text:style-name="T17">R tools such as Deseq2, ggplot, ggplot2 and other genomic feature/libraries</text:span><text:span text:style-name="T1"> </text:span><text:span text:style-name="T17">in order </text:span><text:span text:style-name="T12">to clean raw fastq sequencing files into usable text files. I will </text:span><text:span text:style-name="T13">be keeping </text:span><text:span text:style-name="T17">an R</text:span><text:span text:style-name="T13"> notebook of relevant bash scripts as well as </text:span><text:span text:style-name="T17">using the Salmon quantification tool to </text:span><text:span text:style-name="T13">pull the data, align, and </text:span><text:span text:style-name="T17">map</text:span><text:span text:style-name="T13"> the raw fastq files. </text:span><text:span text:style-name="T17">Deseq2, ggplot, ggplot2 and other genomic feature/libraries</text:span><text:span text:style-name="T13"> will be very important for basic statistical summaries of what the data looks like. </text:span><text:span text:style-name="T17">I would like to look at</text:span><text:span text:style-name="T13"> </text:span><text:span text:style-name="T14">Pearson correlation heatmaps, </text:span><text:span text:style-name="T17">these </text:span><text:span text:style-name="T14">will be created </text:span><text:span text:style-name="T17">Bioconductor tools such as pheatmap and ggplot2.</text:span><text:span text:style-name="T15">. I would </text:span><text:span text:style-name="T17">also </text:span><text:span text:style-name="T15">like to use </text:span><text:span text:style-name="T17">ggplot2 </text:span><text:span text:style-name="T15">to generate volcano plots to visualize log fold change. </text:span><text:span text:style-name="T17">Lastly I will use relevant genomic libraries in order to do a pathway analysis of the most up-regulated genes.</text:span></text:p>
      <text:p text:style-name="P3"/>
      <text:p text:style-name="P2">Visual Aides: </text:p>
      <text:p text:style-name="P3"><text:span text:style-name="T17">T</text:span><text:span text:style-name="T1">hese tools will allow me to analyze RNA sequenced data of NEC samples in order to produce appropriate summary statistics, observe the log fold change, and probability distribution across base pairs. I’m really interested in observing the </text:span><text:span text:style-name="T10">up-regulation of </text:span>genes encoding for inflammatory cytokines<text:span text:style-name="T10"> </text:span><text:span text:style-name="T17">in the Nec model in comparison to the control (non-NEC) group</text:span><text:span text:style-name="T10">. </text:span><text:span text:style-name="T11">Due to the increased presence of cytokines in patients with NEC, <text:s/>I think it would be interesting to observe the differential expression of healthy and NEC tissue with </text:span><text:span text:style-name="T12">PCA plots and Pearson’s correlation heat maps. The </text:span><text:span text:style-name="T13">visualization</text:span><text:span text:style-name="T12"> of log fold changes across inflammatory-related genes of interest </text:span><text:span text:style-name="T17">as well as their associated pathways</text:span><text:span text:style-name="T13"> could give the field a better understanding of how treatments such as HB-EGF fit into the attenuation of this </text:span><text:span text:style-name="T17">disease</text:span><text:span text:style-name="T13">. </text:span></text:p>
      <text:p text:style-name="P10"/>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29T18:17:45.429344716</meta:creation-date>
    <dc:date>2021-06-10T16:09:17.073501821</dc:date>
    <meta:editing-duration>PT3H38M31S</meta:editing-duration>
    <meta:editing-cycles>3</meta:editing-cycles>
    <meta:generator>LibreOffice/7.1.0.3$MacOSX_X86_64 LibreOffice_project/f6099ecf3d29644b5008cc8f48f42f4a40986e4c</meta:generator>
    <meta:document-statistic meta:table-count="0" meta:image-count="0" meta:object-count="0" meta:page-count="1" meta:paragraph-count="12" meta:word-count="496" meta:character-count="3171" meta:non-whitespace-character-count="2676"/>
  </office:meta>
</office:document-meta>
</file>